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open sansbold" svg:font-family="'open sansbold'"/>
    <style:font-face style:name="open sansregular" svg:font-family="'open sans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731" officeooo:paragraph-rsid="001dd731"/>
    </style:style>
    <style:style style:name="P2" style:family="paragraph" style:parent-style-name="Standard">
      <style:paragraph-properties fo:text-align="start" style:justify-single-word="false"/>
      <style:text-properties officeooo:rsid="001dd731" officeooo:paragraph-rsid="001dd731"/>
    </style:style>
    <style:style style:name="P3" style:family="paragraph" style:parent-style-name="Standard">
      <style:paragraph-properties fo:text-align="start" style:justify-single-word="false"/>
      <style:text-properties officeooo:paragraph-rsid="001dd731"/>
    </style:style>
    <style:style style:name="P4" style:family="paragraph" style:parent-style-name="Standard">
      <style:paragraph-properties fo:text-align="start" style:justify-single-word="false"/>
      <style:text-properties officeooo:rsid="001e1ebb" officeooo:paragraph-rsid="001e1ebb"/>
    </style:style>
    <style:style style:name="T1" style:family="text">
      <style:text-properties officeooo:rsid="001dd731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dd731"/>
    </style:style>
    <style:style style:name="T4" style:family="text">
      <style:text-properties fo:font-variant="normal" fo:text-transform="none" fo:color="#000000" style:font-name="open sansbold" fo:letter-spacing="normal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1.19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sociologia</text:p>
      <text:p text:style-name="P1"/>
      <text:p text:style-name="P3"><text:span text:style-name="T1">1-</text:span><text:span text:style-name="T2">Na economia, a produção é a criação e o processamento de bens e mercadorias. O processo abarca a concepção, o processamento e o financiamento, entre outras etapas. A produção é um dos principais processos económicos e o meio através do qual o trabalho humano gera riqueza</text:span><text:span text:style-name="T3">.</text:span></text:p>
      <text:p text:style-name="P3"><text:span text:style-name="T3"/></text:p>
      <text:p text:style-name="P4"><text:span text:style-name="T3">2- </text:span><text:span text:style-name="T2">Primitivo, asiático, feudal, capitalista e socialista</text:span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open sansbold" svg:font-family="'open sansbold'"/>
    <style:font-face style:name="open sansregular" svg:font-family="'open sans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0:51:11.081587852</meta:creation-date>
    <dc:date>2020-10-22T11:03:24.527020411</dc:date>
    <meta:editing-duration>PT1M33S</meta:editing-duration>
    <meta:editing-cycles>1</meta:editing-cycles>
    <meta:document-statistic meta:table-count="0" meta:image-count="0" meta:object-count="0" meta:page-count="1" meta:paragraph-count="3" meta:word-count="56" meta:character-count="353" meta:non-whitespace-character-count="300"/>
    <meta:generator>LibreOffice/6.4.6.2$Linux_X86_64 LibreOffice_project/40$Build-2</meta:generator>
  </office:meta>
</office:document-meta>
</file>